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729fcf" fo:min-height="19.7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20.255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20.2cm"/>
    </style:style>
    <style:style style:name="pr6" style:family="presentation" style:parent-style-name="Padrão-subtitle">
      <style:graphic-properties draw:fill-color="#ffffff" fo:min-height="19.763cm"/>
    </style:style>
    <style:style style:name="pr7" style:family="presentation" style:parent-style-name="Padrão-subtitle">
      <style:graphic-properties draw:fill-color="#ffffff" fo:min-height="19.963cm"/>
    </style:style>
    <style:style style:name="pr8" style:family="presentation" style:parent-style-name="Padrão-subtitle">
      <style:graphic-properties draw:fill-color="#ffffff" fo:min-height="19.363cm"/>
    </style:style>
    <style:style style:name="pr9" style:family="presentation" style:parent-style-name="Padrão-subtitle">
      <style:graphic-properties draw:fill-color="#ffffff" fo:min-height="19.563cm"/>
    </style:style>
    <style:style style:name="P1" style:family="paragraph">
      <loext:graphic-properties draw:fill-color="#729fc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44pt" style:font-size-asian="44pt" style:font-size-complex="44pt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style:paragraph-properties fo:text-align="center"/>
      <style:text-properties fo:font-size="44pt" style:font-size-asian="44pt" style:font-size-complex="44pt"/>
    </style:style>
    <style:style style:name="P6" style:family="paragraph">
      <loext:graphic-properties draw:fill-color="#ffffff"/>
      <style:paragraph-properties fo:text-align="center"/>
      <style:text-properties fo:font-size="44pt" style:font-size-asian="44pt" style:font-size-complex="44pt"/>
    </style:style>
    <style:style style:name="T1" style:family="text">
      <style:text-properties fo:font-size="58pt" style:font-size-asian="58pt" style:font-size-complex="5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6.6cm" svg:height="19.763cm" svg:x="0.8cm" svg:y="0.837cm" presentation:class="subtitle" presentation:user-transformed="true">
          <draw:text-box>
            <text:p><text:span text:style-name="T1">Esperar não é para os fracos</text:span></text:p>
            <text:p><text:span text:style-name="T2"/></text:p>
            <text:p><text:span text:style-name="T3">Andréa Fontes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4" draw:layer="layout" svg:width="25.999cm" svg:height="20.255cm" svg:x="1.201cm" svg:y="-0.055cm" presentation:class="subtitle" presentation:user-transformed="true">
          <draw:text-box>
            <text:p text:style-name="P3"><text:span text:style-name="T5">Não importa qual o tempo da espera </text:span></text:p>
            <text:p text:style-name="P3"><text:span text:style-name="T5">O importante a certeza da resposta,</text:span></text:p>
            <text:p text:style-name="P3"><text:span text:style-name="T5">Se ele diz que a porta vai se abrir,</text:span></text:p>
            <text:p text:style-name="P3"><text:span text:style-name="T5">Pode ter certeza ele abra a porta.</text:span></text:p>
            <text:p text:style-name="P3"><text:span text:style-name="T5">Confiar e esperar não é pros fracos </text:span></text:p>
            <text:p text:style-name="P3"><text:span text:style-name="T5">Receber vitória também não,</text:span></text:p>
            <text:p text:style-name="P3"><text:span text:style-name="T5">Então espera, então confia </text:span></text:p>
            <text:p text:style-name="P3"><text:span text:style-name="T5">Deus trás bençãos em tuas mã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6" draw:layer="layout" svg:width="25.199cm" svg:height="20.2cm" svg:x="1.4cm" svg:y="0.4cm" presentation:class="subtitle" presentation:user-transformed="true">
          <draw:text-box>
            <text:p text:style-name="P5"><text:span text:style-name="T5">Andam dizendo por aí,</text:span></text:p>
            <text:p text:style-name="P5"><text:span text:style-name="T5">Devemos mudar a nossa</text:span></text:p>
            <text:p text:style-name="P5"><text:span text:style-name="T5">forma de falar </text:span></text:p>
            <text:p text:style-name="P5"><text:span text:style-name="T5">Eu já ouvi dizer.</text:span></text:p>
            <text:p text:style-name="P5"><text:span text:style-name="T5">Vamos falar novos milagres </text:span></text:p>
            <text:p text:style-name="P5"><text:span text:style-name="T5">Vamos contar novas histórias,</text:span></text:p>
            <text:p text:style-name="P5"><text:span text:style-name="T5">pra ver o que vai acontec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6" draw:text-style-name="P4" draw:layer="layout" svg:width="25.199cm" svg:height="19.763cm" svg:x="1.4cm" svg:y="0.837cm" presentation:class="subtitle" presentation:user-transformed="true">
          <draw:text-box>
            <text:p text:style-name="P3"><text:span text:style-name="T5">Me disseram pra parar de</text:span></text:p>
            <text:p text:style-name="P3"><text:span text:style-name="T5">falar de Abraão</text:span></text:p>
            <text:p text:style-name="P3"><text:span text:style-name="T5">Pois o seu filho entregou</text:span></text:p>
            <text:p text:style-name="P3"><text:span text:style-name="T5">Mas como eu faço isso?</text:span></text:p>
            <text:p text:style-name="P3"><text:span text:style-name="T5"><text:s/></text:span><text:span text:style-name="T5">Mas como esqueço isso?</text:span></text:p>
            <text:p text:style-name="P3"><text:span text:style-name="T5">Se até hoje ninguém usou a fé que Abraão us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7" draw:text-style-name="P4" draw:layer="layout" svg:width="25.199cm" svg:height="19.963cm" svg:x="1.4cm" svg:y="0.837cm" presentation:class="subtitle" presentation:user-transformed="true">
          <draw:text-box>
            <text:p text:style-name="P3"><text:span text:style-name="T5">Mandaram parar de falar de Moisés </text:span></text:p>
            <text:p text:style-name="P3"><text:span text:style-name="T5"><text:s/></text:span><text:span text:style-name="T5">Que tocou no mar e o mar abriu</text:span></text:p>
            <text:p text:style-name="P3"><text:span text:style-name="T5">Mas como eu faço isso? </text:span></text:p>
            <text:p text:style-name="P3"><text:span text:style-name="T5">Mas como esqueço isso?</text:span></text:p>
            <text:p text:style-name="P3"><text:span text:style-name="T5">Se até hoje ninguém</text:span></text:p>
            <text:p text:style-name="P3"><text:span text:style-name="T5">usou a fé de Moisé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6" draw:text-style-name="P4" draw:layer="layout" svg:width="25.199cm" svg:height="19.763cm" svg:x="1.4cm" svg:y="0.837cm" presentation:class="subtitle" presentation:user-transformed="true">
          <draw:text-box>
            <text:p text:style-name="P3"><text:span text:style-name="T5">Eu vou continuar falando deles,</text:span></text:p>
            <text:p text:style-name="P3"><text:span text:style-name="T5">Eu vou continuar dizendo del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6" draw:text-style-name="P4" draw:layer="layout" svg:width="25.199cm" svg:height="19.763cm" svg:x="1.4cm" svg:y="0.837cm" presentation:class="subtitle" presentation:user-transformed="true">
          <draw:text-box>
            <text:p text:style-name="P3"><text:span text:style-name="T5">Eu nunca vi um Deus assim </text:span></text:p>
            <text:p text:style-name="P3"><text:span text:style-name="T5">Com a fé de Abraão,</text:span></text:p>
            <text:p text:style-name="P3"><text:span text:style-name="T5">Que entregou seu filho</text:span></text:p>
            <text:p text:style-name="P3"><text:span text:style-name="T5">Filho que ele tinha uma grande admiraçã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8" draw:text-style-name="P4" draw:layer="layout" svg:width="25.199cm" svg:height="19.363cm" svg:x="1.4cm" svg:y="0.837cm" presentation:class="subtitle" presentation:user-transformed="true">
          <draw:text-box>
            <text:p text:style-name="P3"><text:span text:style-name="T5">Eu nunca vi um Deus assim</text:span></text:p>
            <text:p text:style-name="P3"><text:span text:style-name="T5">Que entregou seu filho </text:span></text:p>
            <text:p text:style-name="P3"><text:span text:style-name="T5">Jesus numa cruz pra morrer.</text:span></text:p>
            <text:p text:style-name="P3"><text:span text:style-name="T5">Filho unigênito, filho primogênito</text:span></text:p>
            <text:p text:style-name="P3"><text:span text:style-name="T5">Que pode se entreg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9" draw:text-style-name="P4" draw:layer="layout" svg:width="26.6cm" svg:height="19.563cm" svg:x="0.8cm" svg:y="0.837cm" presentation:class="subtitle" presentation:user-transformed="true">
          <draw:text-box>
            <text:p text:style-name="P3"><text:span text:style-name="T5">Não importa qual o tempo da espera </text:span></text:p>
            <text:p text:style-name="P3"><text:span text:style-name="T5">O importante a certeza da resposta,</text:span></text:p>
            <text:p text:style-name="P3"><text:span text:style-name="T5">Se ele diz que a porta vai se abrir,</text:span></text:p>
            <text:p text:style-name="P3"><text:span text:style-name="T5">Pode ter certeza ele abra a porta.</text:span></text:p>
            <text:p text:style-name="P3"><text:span text:style-name="T5">Confiar e esperar não é pros fracos </text:span></text:p>
            <text:p text:style-name="P3"><text:span text:style-name="T5">Receber vitória também não,</text:span></text:p>
            <text:p text:style-name="P3"><text:span text:style-name="T5">Então espera, então confia </text:span></text:p>
            <text:p text:style-name="P3"><text:span text:style-name="T5">Deus trás bençãos em tuas mã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14:46:58.140000000</meta:creation-date>
    <dc:date>2017-01-07T12:30:21.443571095</dc:date>
    <meta:editing-duration>PT7M11S</meta:editing-duration>
    <meta:editing-cycles>4</meta:editing-cycles>
    <meta:generator>LibreOffice/5.2.4.2.1$Linux_X86_64 LibreOffice_project/20m0$Build-2</meta:generator>
    <meta:document-statistic meta:object-count="48"/>
  </office:meta>
</office:document-meta>
</file>